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2pt" fo:font-weight="normal" officeooo:rsid="0011f417" officeooo:paragraph-rsid="0011f41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font-size="12pt" fo:font-weight="normal" officeooo:rsid="00127613" officeooo:paragraph-rsid="001276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fo:font-weight="normal" officeooo:rsid="00127613" officeooo:paragraph-rsid="0028700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fo:font-weight="normal" officeooo:rsid="001938a4" officeooo:paragraph-rsid="001a4d4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fo:font-weight="normal" officeooo:rsid="001938a4" officeooo:paragraph-rsid="0028700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normal" officeooo:rsid="001a4d4d" officeooo:paragraph-rsid="001a4d4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size="12pt" fo:font-weight="normal" officeooo:rsid="001a4d4d" officeooo:paragraph-rsid="0028700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fo:font-weight="normal" officeooo:rsid="0016b17d" officeooo:paragraph-rsid="0020153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2pt" fo:font-weight="normal" officeooo:rsid="0016b17d" officeooo:paragraph-rsid="0028700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size="12pt" fo:font-weight="normal" officeooo:rsid="00201537" officeooo:paragraph-rsid="002015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size="12pt" fo:font-weight="normal" officeooo:rsid="00201537" officeooo:paragraph-rsid="0028700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size="12pt" fo:font-weight="normal" officeooo:rsid="0013232e" officeooo:paragraph-rsid="001647c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size="12pt" fo:font-weight="normal" officeooo:rsid="002199dc" officeooo:paragraph-rsid="002199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font-size="12pt" fo:font-weight="normal" officeooo:rsid="002199dc" officeooo:paragraph-rsid="0028700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size="12pt" fo:font-weight="normal" officeooo:rsid="001dc307" officeooo:paragraph-rsid="0028700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officeooo:paragraph-rsid="001647cb"/>
    </style:style>
    <style:style style:name="P17" style:family="paragraph" style:parent-style-name="Standard">
      <style:paragraph-properties fo:line-height="115%" fo:text-align="start" style:justify-single-word="false"/>
      <style:text-properties officeooo:rsid="002199dc" officeooo:paragraph-rsid="00287003"/>
    </style:style>
    <style:style style:name="P18" style:family="paragraph" style:parent-style-name="Standard">
      <style:paragraph-properties fo:line-height="115%" fo:text-align="start" style:justify-single-word="false"/>
      <style:text-properties fo:font-size="12pt" fo:font-weight="normal" officeooo:rsid="0011f417" officeooo:paragraph-rsid="0011f41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fo:font-size="16pt" fo:font-weight="bold" officeooo:rsid="00313931" officeooo:paragraph-rsid="00313931" style:font-size-asian="16pt" style:font-weight-asian="bold" style:font-size-complex="16pt" style:font-weight-complex="bold"/>
    </style:style>
    <style:style style:name="P20" style:family="paragraph" style:parent-style-name="Standard">
      <style:paragraph-properties fo:line-height="115%" fo:text-align="center" style:justify-single-word="false"/>
      <style:text-properties officeooo:rsid="0011f417" officeooo:paragraph-rsid="0011f417"/>
    </style:style>
    <style:style style:name="P21" style:family="paragraph" style:parent-style-name="normal">
      <style:paragraph-properties fo:margin-left="0cm" fo:margin-right="0cm" fo:line-height="115%" fo:text-align="start" style:justify-single-word="false" fo:text-indent="0cm" style:auto-text-indent="false"/>
      <style:text-properties fo:font-size="12pt" fo:font-weight="normal" officeooo:rsid="000c3b20" officeooo:paragraph-rsid="002eedf5" style:font-size-asian="10.5pt" style:font-weight-asian="normal" style:font-size-complex="12pt" style:font-weight-complex="normal"/>
    </style:style>
    <style:style style:name="P22" style:family="paragraph" style:parent-style-name="normal">
      <style:paragraph-properties fo:margin-left="0cm" fo:margin-right="0cm" fo:line-height="115%" fo:text-indent="0cm" style:auto-text-indent="false"/>
      <style:text-properties fo:font-size="12pt" fo:font-weight="normal" officeooo:rsid="000c3b20" officeooo:paragraph-rsid="002c7c81" style:font-size-asian="10.5pt" style:font-weight-asian="normal" style:font-size-complex="12pt" style:font-weight-complex="normal"/>
    </style:style>
    <style:style style:name="P23" style:family="paragraph" style:parent-style-name="normal">
      <style:paragraph-properties fo:margin-left="0cm" fo:margin-right="0cm" fo:line-height="115%" fo:text-indent="0cm" style:auto-text-indent="false"/>
      <style:text-properties fo:font-size="12pt" fo:font-weight="normal" officeooo:rsid="000c3b20" officeooo:paragraph-rsid="002d0308" style:font-size-asian="10.5pt" style:font-weight-asian="normal" style:font-size-complex="12pt" style:font-weight-complex="normal"/>
    </style:style>
    <style:style style:name="T1" style:family="text">
      <style:text-properties fo:font-size="24pt" fo:font-weight="bold" officeooo:rsid="00103fe5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52aaaa" style:font-size-asian="24pt" style:font-weight-asian="bold" style:font-size-complex="24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3232e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47e0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647cb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6b17d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87003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a8b26" style:font-size-asian="10.5pt" style:font-weight-asian="normal" style:font-size-complex="12pt" style:font-weight-complex="normal"/>
    </style:style>
    <style:style style:name="T10" style:family="text">
      <style:text-properties officeooo:rsid="0015e0e6"/>
    </style:style>
    <style:style style:name="T11" style:family="text">
      <style:text-properties officeooo:rsid="0019018c"/>
    </style:style>
    <style:style style:name="T12" style:family="text">
      <style:text-properties officeooo:rsid="001938a4"/>
    </style:style>
    <style:style style:name="T13" style:family="text">
      <style:text-properties officeooo:rsid="0019ab17"/>
    </style:style>
    <style:style style:name="T14" style:family="text">
      <style:text-properties officeooo:rsid="001a4d4d"/>
    </style:style>
    <style:style style:name="T15" style:family="text">
      <style:text-properties officeooo:rsid="001d654a"/>
    </style:style>
    <style:style style:name="T16" style:family="text">
      <style:text-properties officeooo:rsid="001f4840"/>
    </style:style>
    <style:style style:name="T17" style:family="text">
      <style:text-properties officeooo:rsid="00207507"/>
    </style:style>
    <style:style style:name="T18" style:family="text">
      <style:text-properties officeooo:rsid="0020e2bd"/>
    </style:style>
    <style:style style:name="T19" style:family="text">
      <style:text-properties officeooo:rsid="00249f93"/>
    </style:style>
    <style:style style:name="T20" style:family="text">
      <style:text-properties officeooo:rsid="00261dea"/>
    </style:style>
    <style:style style:name="T21" style:family="text">
      <style:text-properties officeooo:rsid="00287003"/>
    </style:style>
    <style:style style:name="T22" style:family="text">
      <style:text-properties officeooo:rsid="00103fe5"/>
    </style:style>
    <style:style style:name="T23" style:family="text">
      <style:text-properties officeooo:rsid="004819c4"/>
    </style:style>
    <style:style style:name="T24" style:family="text">
      <style:text-properties officeooo:rsid="00487668"/>
    </style:style>
    <style:style style:name="T25" style:family="text">
      <style:text-properties officeooo:rsid="004b5b26"/>
    </style:style>
    <style:style style:name="T26" style:family="text">
      <style:text-properties officeooo:rsid="0051835e"/>
    </style:style>
    <style:style style:name="T27" style:family="text">
      <style:text-properties officeooo:rsid="002d0308"/>
    </style:style>
    <style:style style:name="T28" style:family="text">
      <style:text-properties officeooo:rsid="002eedf5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6pt" fo:font-weight="bold" officeooo:rsid="002eedf5" style:font-size-asian="16pt" style:font-weight-asian="bold" style:font-size-complex="16pt" style:font-weight-complex="bold"/>
    </style:style>
    <style:style style:name="T31" style:family="text">
      <style:text-properties fo:font-weight="bold" officeooo:rsid="002eedf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Loteria </text:span><text:span text:style-name="T2">Personalizável</text:span></text:p>
      <text:p text:style-name="P1"/>
      <text:p text:style-name="P19">Objetivo</text:p>
      <text:p text:style-name="P1"/>
      <text:p text:style-name="P1"><text:tab/>Oferecer um sistema para a criação de sorteios personalizáveis, com prêmios e regras definidas pelos próprios usuários, e que permita a compra de bilhetes desses sorteios através moeda única para câmbio com a finalidade de realizar sorteios, compras de bilhetes e retiradas de prêmios de forma simples e centralizada.</text:p>
      <text:p text:style-name="P1"/>
      <text:p text:style-name="P20"><text:span text:style-name="T30">R</text:span><text:span text:style-name="T29">egras de Negócio</text:span></text:p>
      <text:p text:style-name="P1"/>
      <text:p text:style-name="P23"><text:span text:style-name="T22">[R</text:span><text:span text:style-name="T23">N</text:span><text:span text:style-name="T22">01] – </text:span><text:span text:style-name="T23">Fornecer um sistema para a criação de sorteios </text:span><text:span text:style-name="T28">presonalizados,</text:span><text:span text:style-name="T23"> </text:span><text:span text:style-name="T25">com prêmios e </text:span><text:span text:style-name="T27">precos de bilhetes definidos pelos criadores.</text:span></text:p>
      <text:p text:style-name="P22"/>
      <text:p text:style-name="P21"><text:span text:style-name="T22">[R</text:span><text:span text:style-name="T23">N</text:span><text:span text:style-name="T22">0</text:span><text:span text:style-name="T24">2</text:span><text:span text:style-name="T22">] – </text:span><text:span text:style-name="T27">O</text:span><text:span text:style-name="T23"> sistema </text:span><text:span text:style-name="T28">deve tornar esses sorteios</text:span><text:span text:style-name="T27"> visivel </text:span><text:span text:style-name="T28">e permitir </text:span><text:span text:style-name="T27">a participacao </text:span><text:span text:style-name="T28">de</text:span><text:span text:style-name="T27"> todos os usuarios </text:span><text:span text:style-name="T28">cadastrados</text:span><text:span text:style-name="T27">.</text:span></text:p>
      <text:p text:style-name="P1"/>
      <text:p text:style-name="P16"><text:span text:style-name="T8">[RN01] - </text:span><text:span text:style-name="T4">O sistema ira fornecer uma moeda própria </text:span><text:span text:style-name="T7">de valor variável</text:span><text:span text:style-name="T4"> pra câmbio entre deferentes </text:span><text:span text:style-name="T5">moedas</text:span><text:span text:style-name="T4">(</text:span><text:span text:style-name="T7">USD</text:span><text:span text:style-name="T4">, </text:span><text:span text:style-name="T5">EUR</text:span><text:span text:style-name="T4">, </text:span><text:span text:style-name="T6">CNY</text:span><text:span text:style-name="T4">, BR</text:span><text:span text:style-name="T5">L</text:span><text:span text:style-name="T4">, etc).</text:span></text:p>
      <text:p text:style-name="P12"/>
      <text:p text:style-name="P17"><text:span text:style-name="T8">[RN02] - </text:span><text:span text:style-name="T4">O </text:span><text:span text:style-name="T3">valor d</text:span><text:span text:style-name="T8">a</text:span><text:span text:style-name="T3"> moeda </text:span><text:span text:style-name="T8">do sistema</text:span><text:span text:style-name="T3"> e definido com base nas flutuacoes do mercado, </text:span><text:span text:style-name="T8">seguindo uma par</text:span><text:span text:style-name="T9">i</text:span><text:span text:style-name="T8">dade com o Real</text:span><text:span text:style-name="T9">(R$)</text:span><text:span text:style-name="T8"> de 1 para 1</text:span><text:span text:style-name="T3">.</text:span></text:p>
      <text:p text:style-name="P13"/>
      <text:p text:style-name="P14"><text:span text:style-name="T21">[RN03] - </text:span>As operacoes de transferencia(saque e depósito) entre a moeda propria e as diferentes moedas suportadas pelo sistema devem ser feitas com base nas taxas <text:span text:style-name="T20">mais </text:span><text:span text:style-name="T21">recentes disponiveis</text:span>.</text:p>
      <text:p text:style-name="P1"/>
      <text:p text:style-name="P3"><text:span text:style-name="T21">[RN04] - </text:span><text:span text:style-name="T10">As operações internas</text:span> do sistema <text:span text:style-name="T15">de</text:span> <text:span text:style-name="T10">definição de prêmio do sorteio, definição de preço do bilhete, compra de bilhetes </text:span><text:span text:style-name="T15">e</text:span><text:span text:style-name="T10"> distribuição dos prêmios</text:span> devem<text:span text:style-name="T10"> ser feitas através </text:span>da moeda disponibilizada pelo sistema.</text:p>
      <text:p text:style-name="P2"/>
      <text:p text:style-name="P3"><text:span text:style-name="T21">[RN05] - </text:span><text:span text:style-name="T10">As operações </text:span><text:span text:style-name="T12">de compra de bilhetes e definição de prêmios de sorteios resultam em um débito imediato no saldo do usuário.</text:span></text:p>
      <text:p text:style-name="P4"/>
      <text:p text:style-name="P9"><text:span text:style-name="T21">[RN06] - </text:span><text:span text:style-name="T11">Apenas u</text:span>suários <text:span text:style-name="T11">que</text:span> possu<text:span text:style-name="T11">em</text:span> uma conta de tipo <text:span text:style-name="T19">Organizador</text:span> <text:span text:style-name="T11">podem</text:span> criar sorteios.</text:p>
      <text:p text:style-name="P8"/>
      <text:p text:style-name="P9"><text:span text:style-name="T21">[RN07] - </text:span><text:span text:style-name="T11">Apenas u</text:span>suários <text:span text:style-name="T11">que </text:span>possu<text:span text:style-name="T11">em</text:span> uma conta de tipo <text:span text:style-name="T21">Apostador</text:span> <text:span text:style-name="T11">podem</text:span> participar em sorteios.</text:p>
      <text:p text:style-name="P8"/>
      <text:p text:style-name="P11"><text:span text:style-name="T21">[RN08] - Todo</text:span> sorteio deve se <text:span text:style-name="T21">der</text:span> baseado em uma da modalidade de sorteio <text:span text:style-name="T21">crida pelo Organizador.</text:span></text:p>
      <text:p text:style-name="P10"/>
      <text:p text:style-name="P11"><text:span text:style-name="T21">[RN09] - </text:span>A modalidade de sorteio define a quantidade de numeros sorteados por sorteio, o intervalo de numeros sorteaveis, o valor do prêmio base, o preco do bilhete, número de sorteios a serem realizados, a data <text:span text:style-name="T17">de</text:span> início do primeiro sorteio <text:span text:style-name="T17">e o tempo de duracao para compra de bilhetes, </text:span><text:span text:style-name="T18">estes pondendo, mas não obrigado a, ser de tipo Incremental e/ou </text:span><text:span text:style-name="T14">Acumulável</text:span><text:span text:style-name="T17">.</text:span></text:p>
      <text:p text:style-name="P4"><text:soft-page-break/></text:p>
      <text:p text:style-name="P7"><text:span text:style-name="T21">[RN010] - </text:span>Sorteios definidos como Incremental devem incrementar o valor correspondeste no prêmio da iteração atual quando a quantidade de bilhetes vendidos definidos na Condição for atingida.</text:p>
      <text:p text:style-name="P6"/>
      <text:p text:style-name="P7"><text:span text:style-name="T21">[RN11] - </text:span>Sorteios definidos como Acumulável e que não premiar nenhum vencedor deve acumular baseado na taxa definida na criação do sorteio.</text:p>
      <text:p text:style-name="P6"/>
      <text:p text:style-name="P7"><text:span text:style-name="T21">[RN12] - </text:span>O prêmio de sorteios finalizados deve ser distribuído igualmente entre todos os vencedores.</text:p>
      <text:p text:style-name="P6"/>
      <text:p text:style-name="P5"><text:span text:style-name="T21">[RN13] - </text:span>Notificações devem ser dadas a todos os usuários relacionados a <text:span text:style-name="T13">um</text:span> sorteio finalizado.</text:p>
      <text:p text:style-name="P4"/>
      <text:p text:style-name="P15"><text:span text:style-name="T21">[RN14] - </text:span>O sistema deve mater registros com as datas de todas as transacoes <text:span text:style-name="T16">e notificacoes</text:span> feit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Slide_20_de_20_Título_7e_LT_7e_Gliederung_20_1" style:display-name="Slide de Títul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1" style:display-name="Título e Conteúd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40404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0T11:43:44.044000000</dc:date>
    <meta:editing-duration>PT2H2M34S</meta:editing-duration>
    <meta:editing-cycles>33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20" meta:word-count="428" meta:character-count="2671" meta:non-whitespace-character-count="2260"/>
  </office:meta>
</office:document-meta>
</file>